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729fcf" draw:auto-grow-height="true" draw:auto-grow-width="false" fo:max-height="0cm" fo:min-height="1.423cm"/>
    </style:style>
    <style:style style:name="gr2" style:family="graphic" style:parent-style-name="standard">
      <style:graphic-properties draw:stroke="none" svg:stroke-color="#000000" draw:fill="solid" draw:fill-color="#ffff99" draw:auto-grow-height="true" draw:auto-grow-width="false" fo:max-height="0cm" fo:min-height="6.4cm"/>
    </style:style>
    <style:style style:name="gr3" style:family="graphic" style:parent-style-name="standard">
      <style:graphic-properties draw:stroke="none" svg:stroke-color="#000000" draw:fill="solid" draw:fill-color="#99ff99" draw:auto-grow-height="true" draw:auto-grow-width="false" fo:max-height="0cm" fo:min-height="2.95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02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3.1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3.175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6.75cm" fo:min-width="26.3cm" draw:shadow="visib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3" style:family="graphic" style:parent-style-name="standard">
      <style:graphic-properties draw:fill-color="#99ffff" draw:textarea-horizontal-align="justify" draw:textarea-vertical-align="middle" draw:auto-grow-height="false" fo:min-height="1.164cm" fo:min-width="1.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draw:textarea-horizontal-align="justify" draw:textarea-vertical-align="middle" draw:auto-grow-height="false" fo:min-height="0.45cm" fo:min-width="5.975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7.55cm" fo:min-width="26.3cm" draw:shadow="visib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3.136cm"/>
    </style:style>
    <style:style style:name="gr21" style:family="graphic" style:parent-style-name="standard">
      <style:graphic-properties draw:textarea-horizontal-align="justify" draw:textarea-vertical-align="middle" draw:auto-grow-height="false" fo:min-height="0.154cm" fo:min-width="2.562cm"/>
    </style:style>
    <style:style style:name="gr22" style:family="graphic" style:parent-style-name="standard">
      <style:graphic-properties draw:stroke="none" svg:stroke-color="#000000" draw:fill="solid" draw:fill-color="#ffff99" draw:auto-grow-height="true" draw:auto-grow-width="false" fo:max-height="0cm" fo:min-height="1.65cm"/>
    </style:style>
    <style:style style:name="gr23" style:family="graphic" style:parent-style-name="standard">
      <style:graphic-properties draw:textarea-vertical-align="middle" draw:auto-grow-height="false" fo:min-height="1.75cm" fo:min-width="1.9cm"/>
    </style:style>
    <style:style style:name="gr24" style:family="graphic" style:parent-style-name="standard">
      <style:graphic-properties draw:fill-color="#99ffff" draw:textarea-horizontal-align="justify" draw:textarea-vertical-align="middle" draw:auto-grow-height="false" fo:min-height="2.014cm" fo:min-width="2.046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7.15cm" fo:min-width="25.7cm" draw:shadow="visible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7.15cm" fo:min-width="25.7cm" draw:shadow="visible"/>
    </style:style>
    <style:style style:name="gr27" style:family="graphic" style:parent-style-name="standard">
      <style:graphic-properties draw:stroke="none" svg:stroke-color="#000000" draw:fill="solid" draw:fill-color="#99ff99" draw:auto-grow-height="true" draw:auto-grow-width="false" fo:max-height="0cm" fo:min-height="2.13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29" style:family="graphic" style:parent-style-name="standard">
      <style:graphic-properties draw:textarea-horizontal-align="justify" draw:textarea-vertical-align="middle" draw:auto-grow-height="false" fo:min-height="0.342cm" fo:min-width="3.525cm" draw:shadow="visible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4.75cm" fo:min-width="24.7cm" draw:shadow="visible"/>
    </style:style>
    <style:style style:name="gr31" style:family="graphic" style:parent-style-name="standard">
      <style:graphic-properties draw:fill-color="#99ffff" draw:textarea-horizontal-align="justify" draw:textarea-vertical-align="middle" draw:auto-grow-height="false" fo:min-height="0.952cm" fo:min-width="0.986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7.55cm" fo:min-width="24.7cm" draw:shadow="visib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881cm"/>
    </style:style>
    <style:style style:name="gr34" style:family="graphic" style:parent-style-name="standard">
      <style:graphic-properties draw:stroke="none" svg:stroke-color="#000000" draw:fill="solid" draw:fill-color="#ffff99" draw:auto-grow-height="true" draw:auto-grow-width="false" fo:max-height="0cm" fo:min-height="1.65cm" draw:shadow="visib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0.21cm" fo:min-width="2.3cm"/>
    </style:style>
    <style:style style:name="gr37" style:family="graphic" style:parent-style-name="standard">
      <style:graphic-properties draw:textarea-horizontal-align="justify" draw:textarea-vertical-align="middle" draw:auto-grow-height="false" fo:min-height="0.21cm" fo:min-width="1.775cm"/>
    </style:style>
    <style:style style:name="pr1" style:family="presentation" style:parent-style-name="Predefinito-notes">
      <style:graphic-properties draw:fill-color="#ffffff" fo:min-height="13.364cm"/>
    </style:style>
    <style:style style:name="pr2" style:family="presentation" style:parent-style-name="Predefinito-title">
      <style:graphic-properties fo:min-height="3.506cm"/>
    </style:style>
    <style:style style:name="P1" style:family="paragraph">
      <loext:graphic-properties draw:fill="solid" draw:fill-color="#729fcf"/>
    </style:style>
    <style:style style:name="P2" style:family="paragraph">
      <loext:graphic-properties draw:fill="solid" draw:fill-color="#ffff99"/>
    </style:style>
    <style:style style:name="P3" style:family="paragraph">
      <loext:graphic-properties draw:fill="solid" draw:fill-color="#99ff99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-color="#99ffff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dddddd"/>
      <style:paragraph-properties fo:text-align="start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solid" draw:fill-color="#ffff99"/>
      <style:text-properties fo:font-size="18pt"/>
    </style:style>
    <style:style style:name="P15" style:family="paragraph">
      <loext:graphic-properties draw:fill="none" draw:fill-color="#ffffff"/>
      <style:paragraph-properties fo:text-align="center"/>
      <style:text-properties fo:color="#800000" fo:background-color="#ffff66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3300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background-color="#ffff99" style:font-size-asian="16pt" style:font-size-complex="16pt"/>
    </style:style>
    <style:style style:name="T7" style:family="text">
      <style:text-properties fo:background-color="#ffff99"/>
    </style:style>
    <style:style style:name="T8" style:family="text">
      <style:text-properties fo:font-size="15pt" fo:background-color="#99ff66" style:font-size-asian="15pt" style:font-size-complex="15pt"/>
    </style:style>
    <style:style style:name="T9" style:family="text">
      <style:text-properties fo:font-size="15pt" fo:background-color="#99ff99" style:font-size-asian="15pt" style:font-size-complex="15pt"/>
    </style:style>
    <style:style style:name="T10" style:family="text">
      <style:text-properties fo:color="#800000" fo:background-color="#ffff66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24.399cm" svg:height="1.673cm" svg:x="1.6cm" svg:y="3.6cm">
          <draw:text-box>
            <text:p>Form login<text:tab/><text:tab/><text:tab/><text:tab/>user<text:tab/><text:tab/><text:tab/>pwd</text:p>
            <text:p/>
          </draw:text-box>
        </draw:frame>
        <draw:frame draw:style-name="gr2" draw:text-style-name="P2" draw:layer="layout" svg:width="24.199cm" svg:height="6.65cm" svg:x="1.601cm" svg:y="6.2cm">
          <draw:text-box>
            <text:p>Form profile<text:tab/><text:tab/><text:tab/><text:tab/>username</text:p>
            <text:p/>
            <text:p><text:tab/><text:tab/><text:tab/><text:tab/><text:tab/><text:tab/>Password</text:p>
            <text:p/>
            <text:p><text:tab/><text:tab/><text:tab/><text:tab/><text:tab/><text:tab/>Cognome</text:p>
            <text:p/>
            <text:p><text:tab/><text:tab/><text:tab/><text:tab/><text:tab/><text:tab/>Nome</text:p>
            <text:p/>
            <text:p><text:tab/><text:tab/><text:tab/><text:tab/><text:tab/><text:tab/>mail</text:p>
          </draw:text-box>
        </draw:frame>
        <draw:frame draw:style-name="gr3" draw:text-style-name="P3" draw:layer="layout" svg:width="24cm" svg:height="3.2cm" svg:x="1.6cm" svg:y="13.4cm">
          <draw:text-box>
            <text:p/>
            <text:p>Form cerca<text:tab/><text:tab/><text:tab/><text:tab/>nominativo<text:tab/><text:tab/><text:tab/>tag</text:p>
          </draw:text-box>
        </draw:frame>
        <draw:frame draw:style-name="gr4" draw:text-style-name="P5" draw:layer="layout" svg:width="24.6cm" svg:height="1.352cm" svg:x="1.4cm" svg:y="0.806cm">
          <draw:text-box>
            <text:p text:style-name="P4"><text:span text:style-name="T1">Home index</text:span></text:p>
          </draw:text-box>
        </draw:frame>
        <draw:custom-shape draw:style-name="gr5" draw:text-style-name="P4" draw:layer="layout" svg:width="4.2cm" svg:height="1cm" svg:x="17.8cm" svg:y="4cm">
          <text:p text:style-name="P4">Login pag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draw:style-name="gr1" draw:text-style-name="P1" draw:layer="layout" svg:width="24.399cm" svg:height="1.673cm" svg:x="1.6cm" svg:y="7.327cm">
          <draw:text-box>
            <text:p>Form login<text:tab/><text:tab/><text:tab/><text:tab/>user<text:tab/><text:tab/><text:tab/>pwd</text:p>
            <text:p/>
          </draw:text-box>
        </draw:frame>
        <draw:frame draw:style-name="gr7" draw:text-style-name="P5" draw:layer="layout" svg:width="24.6cm" svg:height="1.276cm" svg:x="1.7cm" svg:y="0.844cm">
          <draw:text-box>
            <text:p text:style-name="P4"><text:span text:style-name="T2">Login page</text:span></text:p>
          </draw:text-box>
        </draw:frame>
        <draw:frame draw:style-name="gr8" draw:text-style-name="P7" draw:layer="layout" svg:width="18.181cm" svg:height="3.2cm" svg:x="1.219cm" svg:y="3.8cm">
          <draw:text-box>
            <text:p>On submit Verifica user e pwd ed eventualmente ricarico se stessa con messaggio di errore </text:p>
            <text:p><text:span text:style-name="T3">Altrimenti porta al mio profilo</text:span></text:p>
          </draw:text-box>
        </draw:frame>
        <draw:frame draw:style-name="gr9" draw:text-style-name="P7" draw:layer="layout" svg:width="8.4cm" svg:height="0.962cm" svg:x="2.6cm" svg:y="11.6cm">
          <draw:text-box>
            <text:p>Messaggio di errore</text:p>
          </draw:text-box>
        </draw:frame>
        <draw:custom-shape draw:style-name="gr10" draw:text-style-name="P4" draw:layer="layout" svg:width="4.2cm" svg:height="0.8cm" svg:x="19.4cm" svg:y="7.8cm">
          <text:p text:style-name="P4">logi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custom-shape draw:style-name="gr11" draw:text-style-name="P8" draw:layer="layout" svg:width="26.8cm" svg:height="7cm" svg:x="0.8cm" svg:y="5.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4.6cm" svg:height="1.276cm" svg:x="1.7cm" svg:y="0.644cm">
          <draw:text-box>
            <text:p text:style-name="P4"><text:span text:style-name="T2">Mio profilo</text:span></text:p>
          </draw:text-box>
        </draw:frame>
        <draw:frame draw:style-name="gr12" draw:text-style-name="P7" draw:layer="layout" svg:width="6.181cm" svg:height="1.2cm" svg:x="1.019cm" svg:y="1.9cm">
          <draw:text-box>
            <text:p>Mario rossi</text:p>
          </draw:text-box>
        </draw:frame>
        <draw:custom-shape draw:style-name="gr13" draw:text-style-name="P9" draw:layer="layout" svg:width="2.6cm" svg:height="2cm" svg:x="21.4cm" svg:y="0.6cm">
          <text:p text:style-name="P4">File foto</text:p>
          <draw:enhanced-geometry svg:viewBox="0 0 21600 21600" draw:glue-points="10800 0 3163 3163 0 10800 3163 18437 10800 21600 18437 18437 21600 10800 18437 3163" draw:text-areas="3163 3163 18437 18437" draw:type="smiley" draw:modifiers="17848.172446110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7" draw:layer="layout" svg:width="24cm" svg:height="3.191cm" svg:x="1.4cm" svg:y="5.8cm">
          <draw:text-box>
            <text:p><text:span text:style-name="T4">Elenco corsi</text:span></text:p>
            <text:list text:style-name="L1">
              <text:list-item>
                <text:p><text:span text:style-name="T4">Tss 2019</text:span></text:p>
              </text:list-item>
              <text:list-item>
                <text:p><text:span text:style-name="T4">Webmedia 2018</text:span></text:p>
                <text:p><text:span text:style-name="T4">CANCELLAZIONE MIO PROFILO</text:span></text:p>
                <text:p><text:span text:style-name="T4"/></text:p>
              </text:list-item>
            </text:list>
          </draw:text-box>
        </draw:frame>
        <draw:frame draw:style-name="gr15" draw:text-style-name="P7" draw:layer="layout" svg:width="19.6cm" svg:height="1.427cm" svg:x="1.6cm" svg:y="8.1cm">
          <draw:text-box>
            <text:p><text:span text:style-name="T4">Aggiungi corso selezionare da tendina e fare add via ajax insert e ricaricare sopra</text:span></text:p>
          </draw:text-box>
        </draw:frame>
        <draw:frame draw:style-name="gr16" draw:text-style-name="P7" draw:layer="layout" svg:width="8.4cm" svg:height="2.384cm" svg:x="4cm" svg:y="9.416cm">
          <draw:text-box>
            <text:p>(elenco corsi disponibili)</text:p>
            <text:p>Tss2019</text:p>
            <text:p>Tss 2018</text:p>
          </draw:text-box>
        </draw:frame>
        <draw:custom-shape draw:style-name="gr17" draw:text-style-name="P4" draw:layer="layout" svg:width="7.4cm" svg:height="1.4cm" svg:x="12.2cm" svg:y="10.5cm">
          <text:p text:style-name="P4">ad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8" draw:layer="layout" svg:width="26.8cm" svg:height="7.8cm" svg:x="0.8cm" svg:y="12.7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9.6cm" svg:height="1.427cm" svg:x="1.4cm" svg:y="15.1cm">
          <draw:text-box>
            <text:p><text:span text:style-name="T4">Aggiungi esperienza selezionare da tendina e fare add via ajax insert e ricaricare sopra per upd selezionare esperienza e via ajax caricare campi sotto</text:span></text:p>
          </draw:text-box>
        </draw:frame>
        <draw:custom-shape draw:style-name="gr17" draw:text-style-name="P4" draw:layer="layout" svg:width="7.4cm" svg:height="1.4cm" svg:x="12cm" svg:y="17.7cm">
          <text:p text:style-name="P4">Add o upda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7" draw:layer="layout" svg:width="24cm" svg:height="2.015cm" svg:x="1.2cm" svg:y="12.9cm">
          <draw:text-box>
            <text:p><text:span text:style-name="T4">Elenco esperienze</text:span></text:p>
            <text:list text:style-name="L1">
              <text:list-item>
                <text:p><text:span text:style-name="T4">Junior developer ivrea 2011-2016 [update][del]</text:span></text:p>
              </text:list-item>
              <text:list-item>
                <text:p><text:span text:style-name="T4">Attacchino notturno milano 2014 <text:s text:c="2"/>[update][del]</text:span></text:p>
              </text:list-item>
            </text:list>
          </draw:text-box>
        </draw:frame>
        <draw:frame draw:style-name="gr20" draw:text-style-name="P7" draw:layer="layout" svg:width="10.6cm" svg:height="3.386cm" svg:x="1.8cm" svg:y="16.716cm">
          <draw:text-box>
            <text:list text:style-name="L1">
              <text:list-item>
                <text:p><text:span text:style-name="T5">Anno inizio anno fine</text:span></text:p>
              </text:list-item>
              <text:list-item>
                <text:p><text:span text:style-name="T5">Esperienza</text:span></text:p>
              </text:list-item>
              <text:list-item>
                <text:p><text:span text:style-name="T5">Descrizione</text:span></text:p>
              </text:list-item>
              <text:list-item>
                <text:p><text:span text:style-name="T5">Luogo</text:span></text:p>
              </text:list-item>
              <text:list-item>
                <text:p><text:span text:style-name="T5">Tag di ricerca (precaricati)</text:span></text:p>
              </text:list-item>
            </text:list>
          </draw:text-box>
        </draw:frame>
        <draw:custom-shape draw:style-name="gr21" draw:text-style-name="P4" draw:layer="layout" svg:width="3.499cm" svg:height="0.808cm" draw:transform="rotate (-0.00523598775598291) translate (10.501cm 7.673cm)">
          <text:p text:style-name="P4">d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" draw:layer="layout" svg:width="24.199cm" svg:height="1.9cm" svg:x="1.202cm" svg:y="3.1cm">
          <draw:text-box>
            <text:p>Form profilo<text:tab/><text:tab/><text:tab/><text:span text:style-name="T4">username Password </text:span><text:span text:style-name="T4"><text:tab/></text:span><text:span text:style-name="T4">Cognome Nome indirizzo città mail tel</text:span><text:span text:style-name="T4"><text:tab/></text:span><text:span text:style-name="T4">FileFoto</text:span></text:p>
          </draw:text-box>
        </draw:frame>
        <draw:custom-shape draw:style-name="gr17" draw:text-style-name="P4" draw:layer="layout" svg:width="7.4cm" svg:height="1.4cm" svg:x="12.201cm" svg:y="3.901cm">
          <text:p text:style-name="P4">Aggiorna mio profilo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4" draw:layer="layout" svg:width="2.4cm" svg:height="2cm" svg:x="24.4cm" svg:y="0.4cm">
          <text:p text:style-name="P4"/>
          <text:p text:style-name="P4">Log out</text:p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draw:style-name="gr22" draw:text-style-name="P2" draw:layer="layout" svg:width="24.199cm" svg:height="1.9cm" svg:x="1cm" svg:y="3.2cm">
          <draw:text-box>
            <text:p>Form profilo<text:tab/><text:tab/><text:tab/><text:span text:style-name="T4">username Password </text:span><text:span text:style-name="T4"><text:tab/></text:span><text:span text:style-name="T4">Cognome Nome indirizzo città mail tel</text:span></text:p>
          </draw:text-box>
        </draw:frame>
        <draw:frame draw:style-name="gr7" draw:text-style-name="P5" draw:layer="layout" svg:width="24.6cm" svg:height="1.276cm" svg:x="1.7cm" svg:y="1.044cm">
          <draw:text-box>
            <text:p text:style-name="P4"><text:span text:style-name="T2">administrator</text:span></text:p>
          </draw:text-box>
        </draw:frame>
        <draw:frame draw:style-name="gr12" draw:text-style-name="P7" draw:layer="layout" svg:width="18.181cm" svg:height="1.2cm" svg:x="0.819cm" svg:y="2.32cm">
          <draw:text-box>
            <text:p>Nome cognome amministratore</text:p>
          </draw:text-box>
        </draw:frame>
        <draw:custom-shape draw:style-name="gr24" draw:text-style-name="P9" draw:layer="layout" svg:width="3.6cm" svg:height="3.2cm" svg:x="23.6cm" svg:y="0.7cm">
          <text:p/>
          <draw:enhanced-geometry svg:viewBox="0 0 21600 21600" draw:glue-points="10800 0 3163 3163 0 10800 3163 18437 10800 21600 18437 18437 21600 10800 18437 3163" draw:text-areas="3163 3163 18437 18437" draw:type="smiley" draw:modifiers="17848.172446110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5" draw:text-style-name="P8" draw:layer="layout" svg:width="26.2cm" svg:height="7.4cm" svg:x="1cm" svg:y="5.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9.6cm" svg:height="1.427cm" svg:x="1.4cm" svg:y="7.7cm">
          <draw:text-box>
            <text:p><text:span text:style-name="T4">Aggiungi esperienza selezionare da tendina e fare add via ajax insert e ricaricare sopra per upd selezionare esperienza e via ajax caricare campi sotto</text:span></text:p>
          </draw:text-box>
        </draw:frame>
        <draw:custom-shape draw:style-name="gr17" draw:text-style-name="P4" draw:layer="layout" svg:width="7.4cm" svg:height="1.4cm" svg:x="12cm" svg:y="9.8cm">
          <text:p text:style-name="P4">Add o upda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7" draw:layer="layout" svg:width="24cm" svg:height="2.015cm" svg:x="1.2cm" svg:y="5.685cm">
          <draw:text-box>
            <text:p><text:span text:style-name="T4">Elenco corsi</text:span></text:p>
            <text:list text:style-name="L1">
              <text:list-item>
                <text:p><text:span text:style-name="T4">TSS Ivrea 2018-2019 [update][del]</text:span></text:p>
              </text:list-item>
              <text:list-item>
                <text:p><text:span text:style-name="T4">OSS Ivrea 2014 <text:s text:c="2"/>[update][del]</text:span></text:p>
              </text:list-item>
            </text:list>
          </draw:text-box>
        </draw:frame>
        <draw:frame draw:style-name="gr20" draw:text-style-name="P7" draw:layer="layout" svg:width="10.6cm" svg:height="3.386cm" svg:x="1.6cm" svg:y="9.114cm">
          <draw:text-box>
            <text:list text:style-name="L1">
              <text:list-item>
                <text:p><text:span text:style-name="T5">Anno inizio anno fine</text:span></text:p>
              </text:list-item>
              <text:list-item>
                <text:p><text:span text:style-name="T5">Esperienza</text:span></text:p>
              </text:list-item>
              <text:list-item>
                <text:p><text:span text:style-name="T5">Descrizione</text:span></text:p>
              </text:list-item>
              <text:list-item>
                <text:p><text:span text:style-name="T5">Luogo</text:span></text:p>
              </text:list-item>
              <text:list-item>
                <text:p><text:span text:style-name="T5">Tag di ricerca (precaricati)</text:span></text:p>
              </text:list-item>
            </text:list>
          </draw:text-box>
        </draw:frame>
        <draw:custom-shape draw:style-name="gr17" draw:text-style-name="P4" draw:layer="layout" svg:width="7.4cm" svg:height="1.4cm" svg:x="12.202cm" svg:y="4.002cm">
          <text:p text:style-name="P4">Aggiorna mio profilo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1" draw:layer="layout" svg:width="26.2cm" svg:height="7.4cm" svg:x="1cm" svg:y="13.2cm">
          <text:p text:style-name="P10"><text:span text:style-name="T5">Elenco sedi </text:span></text:p>
          <text:list text:style-name="L1">
            <text:list-item>
              <text:p text:style-name="P10"><text:span text:style-name="T5">Ghiglieno ivrea [upd][del]</text:span></text:p>
            </text:list-item>
            <text:list-item>
              <text:p text:style-name="P10"><text:span text:style-name="T5">Ravetti valperga [upd][del]</text:span></text:p>
              <text:p text:style-name="P10"><text:span text:style-name="T6">Aggiungi corsi ins campi e fare add via ajax insert e ricaricare sopra per upd selezionare </text:span></text:p>
              <text:p text:style-name="P10"><text:span text:style-name="T6">corso e via ajax caricare i campi sotto</text:span></text:p>
            </text:list-item>
            <text:list-item>
              <text:p text:style-name="P10"><text:span text:style-name="T5">Nome sede luogo</text:span></text:p>
            </text:list-item>
            <text:list-item>
              <text:p text:style-name="P10"><text:span text:style-name="T5">Descrizione</text:span></text:p>
            </text:list-item>
            <text:list-item>
              <text:p text:style-name="P10"><text:span text:style-name="T5">Mail te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7.4cm" svg:height="1.4cm" svg:x="12.001cm" svg:y="18.101cm">
          <text:p text:style-name="P4">Add o upda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2" draw:layer="layout" svg:width="25.199cm" svg:height="3.506cm" svg:x="1.4cm" svg:y="0.837cm" presentation:class="title">
          <draw:text-box>
            <text:p>Elenco profili</text:p>
          </draw:text-box>
        </draw:frame>
        <draw:frame draw:style-name="gr27" draw:text-style-name="P3" draw:layer="layout" svg:width="24cm" svg:height="2.384cm" svg:x="1.4cm" svg:y="4cm">
          <draw:text-box>
            <text:p>Form cerca<text:tab/><text:tab/>sede <text:tab/>nominativo <text:tab/>corso<text:tab/><text:tab/>anno<text:tab/>tag</text:p>
            <text:p>Tendina su sede corso anno text su nominativo e tag </text:p>
            <text:p>per i text autocomposizione</text:p>
          </draw:text-box>
        </draw:frame>
        <draw:frame draw:style-name="gr28" draw:text-style-name="P7" draw:layer="layout" svg:width="23.6cm" svg:height="10.916cm" svg:x="1.8cm" svg:y="6.8cm">
          <draw:text-box>
            <text:p>Elenco in ordine alfabetico di nominativi e corso anno</text:p>
            <text:p/>
            <text:list text:style-name="L1">
              <text:list-item>
                <text:p>Mario Rossi – Tss 2019</text:p>
              </text:list-item>
              <text:list-item>
                <text:p>Giuseppe Verdi -Cucina 2018</text:p>
              </text:list-item>
              <text:list-item>
                <text:p>Lorena Guerrinielli – webmedia 2019 – webmarketing 2019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  <text:p><text:span text:style-name="T7">(compaiono i nomi con gli ultimi tre corsi frequentati, relativi alla ricerca sopra</text:span></text:p>
                <text:p><text:span text:style-name="T7">seleziono un nominativo e si apre la scheda profilo)</text:span></text:p>
              </text:list-item>
            </text:list>
            <text:p/>
          </draw:text-box>
        </draw:frame>
        <draw:custom-shape draw:style-name="gr29" draw:text-style-name="P4" draw:layer="layout" svg:width="4.6cm" svg:height="1.184cm" svg:x="19.4cm" svg:y="4.9cm">
          <text:p text:style-name="P4">cerc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custom-shape draw:style-name="gr30" draw:text-style-name="P8" draw:layer="layout" svg:width="25.2cm" svg:height="5cm" svg:x="1.2cm" svg:y="6.6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4.6cm" svg:height="1.276cm" svg:x="1.7cm" svg:y="0.644cm">
          <draw:text-box>
            <text:p text:style-name="P4"><text:span text:style-name="T2">profilo</text:span></text:p>
          </draw:text-box>
        </draw:frame>
        <draw:custom-shape draw:style-name="gr31" draw:text-style-name="P9" draw:layer="layout" svg:width="2.1cm" svg:height="1.7cm" svg:x="1.2cm" svg:y="0.4cm">
          <text:p/>
          <draw:enhanced-geometry svg:viewBox="0 0 21600 21600" draw:glue-points="10800 0 3163 3163 0 10800 3163 18437 10800 21600 18437 18437 21600 10800 18437 3163" draw:text-areas="3163 3163 18437 18437" draw:type="smiley" draw:modifiers="17848.172446110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13" draw:layer="layout" svg:width="24cm" svg:height="3.191cm" svg:x="1.2cm" svg:y="7.2cm">
          <draw:text-box>
            <text:p><text:span text:style-name="T4">Elenco corsi</text:span></text:p>
            <text:list text:style-name="L1">
              <text:list-item>
                <text:p><text:span text:style-name="T4">Tss 2019</text:span></text:p>
              </text:list-item>
              <text:list-item>
                <text:p><text:span text:style-name="T4">Webmedia 2018</text:span></text:p>
                <text:p><text:span text:style-name="T8">su click aprire dettaglio corso in popup</text:span></text:p>
                <text:p><text:span text:style-name="T4"/></text:p>
              </text:list-item>
            </text:list>
          </draw:text-box>
        </draw:frame>
        <draw:custom-shape draw:style-name="gr32" draw:text-style-name="P8" draw:layer="layout" svg:width="25.2cm" svg:height="7.8cm" svg:x="1.2cm" svg:y="12.8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24cm" svg:height="6.131cm" svg:x="1.2cm" svg:y="13.785cm">
          <draw:text-box>
            <text:p><text:span text:style-name="T4">Elenco esperienze</text:span></text:p>
            <text:list text:style-name="L1">
              <text:list-item>
                <text:p><text:span text:style-name="T4">Junior developer ivrea 2011-2016</text:span></text:p>
              </text:list-item>
              <text:list-item>
                <text:p><text:span text:style-name="T4">Attacchino notturno milano 2014</text:span></text:p>
                <text:p><text:span text:style-name="T9">su click esperienza aprire dettaglio corso con popup</text:span></text:p>
                <text:p><text:span text:style-name="T4">Dettaglio</text:span></text:p>
              </text:list-item>
              <text:list-item>
                <text:p><text:span text:style-name="T4">Anno inizio anno fine</text:span></text:p>
              </text:list-item>
              <text:list-item>
                <text:p><text:span text:style-name="T4">Esperienza</text:span></text:p>
              </text:list-item>
              <text:list-item>
                <text:p><text:span text:style-name="T4">Descrizione</text:span></text:p>
              </text:list-item>
              <text:list-item>
                <text:p><text:span text:style-name="T4">Luogo</text:span></text:p>
              </text:list-item>
              <text:list-item>
                <text:p><text:span text:style-name="T4">tag <text:s/></text:span></text:p>
              </text:list-item>
            </text:list>
          </draw:text-box>
        </draw:frame>
        <draw:frame draw:style-name="gr34" draw:text-style-name="P14" draw:layer="layout" svg:width="25.199cm" svg:height="1.9cm" svg:x="1.001cm" svg:y="2.6cm">
          <draw:text-box>
            <text:p><text:span text:style-name="T4">Profilo </text:span><text:span text:style-name="T4"><text:tab/></text:span><text:span text:style-name="T4">Cognome Nome indirizzo città mail tel</text:span></text:p>
          </draw:text-box>
        </draw:frame>
        <draw:frame draw:style-name="gr35" draw:text-style-name="P15" draw:layer="layout" svg:width="26.2cm" svg:height="0.962cm" svg:x="1cm" svg:y="5.2cm">
          <draw:text-box>
            <text:p text:style-name="P4"><text:span text:style-name="T10">Questa pagina la preparo totalmente sul server e la invio già pronta all’html</text:span></text:p>
          </draw:text-box>
        </draw:frame>
        <draw:custom-shape draw:style-name="gr36" draw:text-style-name="P4" draw:layer="layout" svg:width="3.2cm" svg:height="0.92cm" svg:x="19.4cm" svg:y="1cm">
          <text:p text:style-name="P4"><text:span text:style-name="T11">Elenco profil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4" draw:layer="layout" svg:width="2.599cm" svg:height="0.92cm" svg:x="23.5cm" svg:y="1cm">
          <text:p text:style-name="P4"><text:span text:style-name="T11">Hom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08:57:51.865668073</meta:creation-date>
    <dc:date>2019-03-18T13:49:53.760409183</dc:date>
    <meta:editing-duration>PT3H43M28S</meta:editing-duration>
    <meta:editing-cycles>22</meta:editing-cycles>
    <meta:generator>LibreOffice/5.2.7.2$Linux_X86_64 LibreOffice_project/20m0$Build-2</meta:generator>
    <meta:document-statistic meta:object-count="86"/>
  </office:meta>
</office:document-meta>
</file>